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list-style-name="L1">
      <style:paragraph-properties fo:text-align="start" style:justify-single-word="false"/>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A Method for Detecting the Energy Stored in Water by Means of Magnetic and Microwave Influences</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rmani Willis</text:p>
      <text:p text:style-name="P3">Independent Research</text:p>
      <text:p text:style-name="P3">August 2016</text:p>
      <text:p text:style-name="P3"/>
      <text:p text:style-name="P3"/>
      <text:p text:style-name="P3"/>
      <text:p text:style-name="P3"/>
      <text:p text:style-name="P3"/>
      <text:p text:style-name="P3"/>
      <text:p text:style-name="P3"/>
      <text:p text:style-name="P4"><text:soft-page-break/>Abstract</text:p>
      <text:p text:style-name="P4"/>
      <text:p text:style-name="P4"><text:tab/>This experiment was done for the purpose of verifying a new method for the purpose of understanding energy storage and transference between two mediums within different phases of matter. The experimentation process was very simple, not utilizing any other fluid besides drinking water. The stones used however were varied and results may change based on total mass of stones, weight percentage, and type of stones. This data was negligible since the focus of this experiment was to measure any effect the stones had on the energy content of the water. The stones were inedible and were not to be ingested at any time over the course of the experiment. <text:s/></text:p>
      <text:p text:style-name="P4"/>
      <text:p text:style-name="P4">Introduction</text:p>
      <text:p text:style-name="P4"><text:tab/></text:p>
      <text:p text:style-name="P4"><text:tab/>Ever since the time of the stone grain wheel, men in civilizations have been discovering and rediscovering novel ways of effectively storing and redistributing energy throughout their various activities and work. This method of storing energy for redistribution has to do with the index of refraction between two mediums, and in this case, the reassociation of sound energy from a solid object to a liquid one. The capability that this technique has in energy storage is to trade the ability to redistribute energy with the ability to effectively store energy received for long term purposes. This method requires no extraneous or exotic materials science, and is meant for use in applications far beyond industrialization technologies.</text:p>
      <text:p text:style-name="P4"/>
      <text:p text:style-name="P4">Hypothesis</text:p>
      <text:p text:style-name="P4"/>
      <text:p text:style-name="Standard"><text:tab/>My hypothesis is that the density of mass contained within these objects is proportional to the energy propagation through this medium, and transference through time, even if the material transduced is not solid. The energy input into these materials may also do work <text:span text:style-name="T1">in altering the radii of atoms and the energy contained their intervalence shells.</text:span></text:p>
      <text:p text:style-name="P4"/>
      <text:p text:style-name="P4">Objectives</text:p>
      <text:p text:style-name="P4"/>
      <text:p text:style-name="Standard">#1: introduce a new way to store energy for daily use and human consumption</text:p>
      <text:p text:style-name="Standard"/>
      <text:p text:style-name="Standard">#2: prove that my method works and is effective</text:p>
      <text:p text:style-name="Standard"/>
      <text:p text:style-name="Standard">#3: prove that this technique also affects workings of intervalence shells</text:p>
      <text:p text:style-name="Standard"/>
      <text:p text:style-name="Standard">#4: provide enhancements for everything from catalytic converters to daily meditation practice</text:p>
      <text:p text:style-name="P4"/>
      <text:p text:style-name="P4">Materials</text:p>
      <text:p text:style-name="Standard"/>
      <text:p text:style-name="Standard">The two glass graduated cylinders each cost $2 ($4)</text:p>
      <text:p text:style-name="Standard"/>
      <text:p text:style-name="Standard">The two <text:s/>ceramic cups each cost $1 ($6)</text:p>
      <text:p text:style-name="Standard"/>
      <text:p text:style-name="Standard">The microwave oven cost $300 ($306)</text:p>
      <text:p text:style-name="Standard"/>
      <text:p text:style-name="Standard">The stovetop costs $50 <text:s text:c="14"/>($356)</text:p>
      <text:p text:style-name="Standard"/>
      <text:p text:style-name="Standard">The mineral stones cost me $50 ($406)</text:p>
      <text:p text:style-name="Standard"><text:soft-page-break/>The one rubber ball cost $0</text:p>
      <text:p text:style-name="Standard"/>
      <text:p text:style-name="Standard">The thermometers each cost $5.43 <text:s/>($416.86)</text:p>
      <text:p text:style-name="Standard"/>
      <text:p text:style-name="Standard">The digital recording camera costs $100 ($514)</text:p>
      <text:p text:style-name="Standard"/>
      <text:p text:style-name="Standard">The speaker cost $20 <text:s text:c="27"/>($534)</text:p>
      <text:p text:style-name="Standard"/>
      <text:p text:style-name="Standard">The sound analysis device cost $0 <text:s text:c="6"/>($534)</text:p>
      <text:p text:style-name="Standard"/>
      <text:p text:style-name="Standard">The multimeter cost $12 <text:s text:c="22"/>($546)</text:p>
      <text:p text:style-name="Standard"/>
      <text:p text:style-name="Standard">The one liter of water cost me $0 <text:s text:c="8"/>($546)</text:p>
      <text:p text:style-name="Standard"/>
      <text:p text:style-name="Standard">The refrigerator cost me $400 <text:s text:c="14"/>($946)</text:p>
      <text:p text:style-name="Standard"/>
      <text:p text:style-name="Standard">The small scale costs $7.61 <text:s text:c="19"/>($954.47)</text:p>
      <text:p text:style-name="Standard"/>
      <text:p text:style-name="Standard">The one bar of soap cost $3 <text:s text:c="6"/>($980)</text:p>
      <text:p text:style-name="Standard"/>
      <text:list xml:id="list2096131112034743084" text:style-name="L1">
        <text:list-item>
          <text:p text:style-name="P5">materials that I already had: $850 <text:s/>($109.43 total)</text:p>
        </text:list-item>
      </text:list>
      <text:p text:style-name="P4"/>
      <text:p text:style-name="P4"/>
      <text:p text:style-name="P4">Methods</text:p>
      <text:p text:style-name="Standard"/>
      <text:p text:style-name="Standard">Place glass container under water source.</text:p>
      <text:p text:style-name="Standard"/>
      <text:p text:style-name="Standard">Run water source</text:p>
      <text:p text:style-name="Standard"/>
      <text:p text:style-name="Standard">Remove glass container from water source when almost full.</text:p>
      <text:p text:style-name="Standard"/>
      <text:p text:style-name="Standard">Place (clean) stones inside container</text:p>
      <text:p text:style-name="Standard"/>
      <text:p text:style-name="Standard">Fill second container with water from source</text:p>
      <text:p text:style-name="Standard"/>
      <text:p text:style-name="Standard">Measure both cylinders on a scale for weight and volume</text:p>
      <text:p text:style-name="Standard"/>
      <text:p text:style-name="Standard">Store both containers in refrigerator for 8 hours</text:p>
      <text:p text:style-name="Standard"/>
      <text:p text:style-name="Standard">(optional) Store speaker in refrigerator to play soothing music</text:p>
      <text:p text:style-name="Standard"/>
      <text:p text:style-name="Standard">Remove filled containers from refrigerator</text:p>
      <text:p text:style-name="Standard"/>
      <text:p text:style-name="Standard">Measure volume and weight again</text:p>
      <text:p text:style-name="Standard"/>
      <text:p text:style-name="Standard">Pour the treated water out onto one ceramic cup</text:p>
      <text:p text:style-name="Standard"/>
      <text:p text:style-name="Standard">Pour the untreated water out into the other ceramic cup</text:p>
      <text:p text:style-name="Standard"/>
      <text:p text:style-name="Standard"><text:soft-page-break/>Using multimeter, check for voltage</text:p>
      <text:p text:style-name="Standard"/>
      <text:p text:style-name="Standard">Using thermometers, check temperature seperately</text:p>
      <text:p text:style-name="Standard"/>
      <text:p text:style-name="Standard">Place both cups in microwave and set for 2 minutes</text:p>
      <text:p text:style-name="Standard"/>
      <text:p text:style-name="Standard">Check temperature again (make sure that the thermometers are corresponding)</text:p>
      <text:p text:style-name="Standard"/>
      <text:p text:style-name="Standard">Measure volume and weight a third time</text:p>
      <text:p text:style-name="Standard"/>
      <text:p text:style-name="Standard">Sample each cold water sample from corresponding glass containers</text:p>
      <text:p text:style-name="Standard"/>
      <text:p text:style-name="Standard">Drink treated water regularly over 3 days</text:p>
      <text:p text:style-name="Standard"/>
      <text:p text:style-name="Standard">Record differences in eating, dreaming, and meditation patterns</text:p>
      <text:p text:style-name="Standard"/>
      <text:p text:style-name="P4">Water plants with treated water.</text:p>
      <text:p text:style-name="P4"/>
      <text:p text:style-name="Standard">Estimated time of completion: 3 days, 8 hours, 5 minutes</text:p>
      <text:p text:style-name="P4">Estimated time for plant growth observation: 3 months</text:p>
      <text:p text:style-name="P4"/>
      <text:p text:style-name="P4">Results</text:p>
      <text:p text:style-name="P4"/>
      <text:p text:style-name="P4">Starting measures: volume: 7ml, weight: 7.9oz, temperature:60*f. <text:s/></text:p>
      <text:p text:style-name="P4"/>
      <text:p text:style-name="P4">Differences in volume (ml): m1:0 , m2: , m3: </text:p>
      <text:p text:style-name="P4"/>
      <text:p text:style-name="P4">Differences in weight (lb): m1: 0, m2: 0, m3:0</text:p>
      <text:p text:style-name="P4"/>
      <text:p text:style-name="P4">Differences in temperature (f): m1:0, m2:4 , m3:3</text:p>
      <text:p text:style-name="P4"/>
      <text:p text:style-name="P4">Differences in voltage (v): m1:0, m2: , m3:</text:p>
      <text:p text:style-name="P4"/>
      <text:p text:style-name="P4">Could not acquire graduated cylinders, scales, or thermometers.</text:p>
      <text:p text:style-name="P4"/>
      <text:p text:style-name="P4">The treated water did not become as hot and did not produce as much steam as the untreated water after 2 minutes in the microwave. </text:p>
      <text:p text:style-name="P4"/>
      <text:p text:style-name="P4">The untreated water rose the temperature read on the instant read thermometer from 86 degrees to 115 degrees fahrenheit in 7 seconds.</text:p>
      <text:p text:style-name="P4"/>
      <text:p text:style-name="P4">The treated water rose the temperature read on the instant read thermometer from 99 degrees to 119 degrees fahrenheit in 4 seconds.</text:p>
      <text:p text:style-name="P4"/>
      <text:p text:style-name="P4">The temperature of the treated water then dropped from 119 to 115 degrees in 4 seconds.</text:p>
      <text:p text:style-name="P4"/>
      <text:p text:style-name="P4">Then, the temperature of the untreated water read at 112 degrees after 4 seconds.</text:p>
      <text:p text:style-name="P4"/>
      <text:p text:style-name="P4"/>
      <text:p text:style-name="P4"><text:soft-page-break/>Analysis</text:p>
      <text:p text:style-name="P4"/>
      <text:p text:style-name="P4">This means that the treated water temperature rose slower and then fell faster than the untreated water temperature by a difference of about 4/3 of a degree, making the treated water 2.9% more temperature efficient.</text:p>
      <text:p text:style-name="P4"/>
      <text:p text:style-name="P4">After a few minutes of drinking the treated water that had not been in the microwave, I recorded a slight headache that developed in my parietal lobes which moved to the top, center, and front of my brain. Vision changes included brighter colors and clearer thoughts. Dreams also became clearer and more deliberate.</text:p>
      <text:p text:style-name="P4"/>
      <text:p text:style-name="P4">After a few days of drinking treated water, reduced hunger and aversion from burnt foods was recorded. Higher energy and concentration was noticed, sleeping occurred in less time and I would wake up before sunrise. </text:p>
      <text:p text:style-name="P4"/>
      <text:p text:style-name="P4">Recently, a rubber ball was added into the bottle of stones. The effects of this new development were similar, but I am not as sensitive to sound as I was. This may be an important development.</text:p>
      <text:p text:style-name="P4"/>
      <text:p text:style-name="P4">More research is required with necessary materials. </text:p>
      <text:p text:style-name="P4"/>
      <text:p text:style-name="P4">Conclusion</text:p>
      <text:p text:style-name="P4"/>
      <text:p text:style-name="P4"><text:tab/>In terms of technology, this new concept is a small addition to the many ways to store and deliver energy. In terms of aerobics, it is a way to vastly increase the state of human experience as new versions of this technology develop. This observation shows that this technique certainly impacts the character of the water, the drop in temperature is direct proof for the decrease in decoherance between the water molecules. Its research applications span to every and any type of liquid meant for any kind of purpose conceivable, and may even provide insight into how liquids are structured can affect transference of energy.</text:p>
      <text:p text:style-name="P4"/>
      <text:p text:style-name="P4">References and Citations</text:p>
      <text:p text:style-name="P4"/>
      <text:p text:style-name="Standard">hydraulics</text:p>
      <text:p text:style-name="Standard"><text:s/><text:a xlink:type="simple" xlink:href="http://ac.els-cdn.com/S0277953615302288/1-s2.0-S0277953615302288-main.pdf?_tid=8891dd6c-64db-11e6-b63f-00000aab0f01&amp;acdnat=1471480653_206ab1058edadef279d00b1c9dcff6ff" text:style-name="Internet_20_link" text:visited-style-name="Visited_20_Internet_20_Link"><text:span text:style-name="T1">http://ac.elscdn.com/S0277953615302288/1s2.0S0277953615302288main.pdf_tid=8891dd6c64db11e6b63f00000aab0f01&amp;acdnat=1471480653_206ab1058edadef279d00b1c9dcff6ff</text:span></text:a><text:span text:style-name="T1"> </text:span></text:p>
      <text:p text:style-name="Standard"/>
      <text:p text:style-name="Standard">crystal lattice structures <text:a xlink:type="simple" xlink:href="http://www.crystalmaker.com/index.html" text:style-name="Internet_20_link" text:visited-style-name="Visited_20_Internet_20_Link"><text:span text:style-name="T1">http://www.crystalmaker.com/index.html</text:span></text:a></text:p>
      <text:p text:style-name="Standard"/>
      <text:p text:style-name="Standard">incidence and refraction <text:a xlink:type="simple" xlink:href="http://www.physics.wustl.edu/ClassInfo/316/Theory/Refraction.pdf" text:style-name="Internet_20_link" text:visited-style-name="Visited_20_Internet_20_Link"><text:span text:style-name="T1">http://www.physics.wustl.edu/ClassInfo/316/Theory/Refraction.pdf</text:span></text:a></text:p>
      <text:p text:style-name="Standard"/>
      <text:p text:style-name="P2">laser cooling <text:a xlink:type="simple" xlink:href="http://hyperphysics.phy-astr.gsu.edu/hbase/optmod/lascool.html" text:style-name="Internet_20_link" text:visited-style-name="Visited_20_Internet_20_Link">http://hyperphysics.phy-astr.gsu.edu/hbase/optmod/lascool.html</text:a> </text:p>
      <text:p text:style-name="P4"/>
      <text:p text:style-name="P4"/>
      <text:p text:style-name="P4"/>
      <text:p text:style-name="P4"/>
      <text:p text:style-name="P4"/>
      <text:p text:style-name="P4"/>
      <text:p text:style-name="P4"/>
      <text:p text:style-name="P4"><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W</meta:initial-creator>
    <meta:creation-date>2016-08-18T02:43:40.23</meta:creation-date>
    <dc:date>2017-05-19T18:35:56.67</dc:date>
    <dc:creator>A W</dc:creator>
    <meta:editing-duration>P1DT23H40M19S</meta:editing-duration>
    <meta:editing-cycles>7</meta:editing-cycles>
    <meta:generator>OpenOffice/4.1.2$Win32 OpenOffice.org_project/412m3$Build-9782</meta:generator>
    <meta:document-statistic meta:table-count="0" meta:image-count="0" meta:object-count="0" meta:page-count="6" meta:paragraph-count="83" meta:word-count="1071" meta:character-count="6981"/>
  </office:meta>
</office:document-meta>
</file>